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274f" officeooo:paragraph-rsid="0019274f"/>
    </style:style>
    <style:style style:name="P2" style:family="paragraph" style:parent-style-name="Standard">
      <style:text-properties officeooo:rsid="00240cd6" officeooo:paragraph-rsid="00240cd6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officeooo:rsid="0019274f" officeooo:paragraph-rsid="001f82bb"/>
    </style:style>
    <style:style style:name="P4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205019" officeooo:paragraph-rsid="00205019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22461d" officeooo:paragraph-rsid="0022461d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240cd6" officeooo:paragraph-rsid="00240cd6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40cd6" officeooo:paragraph-rsid="00240cd6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19274f" officeooo:paragraph-rsid="00205019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19274f" officeooo:paragraph-rsid="002634b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05019" officeooo:paragraph-rsid="002634b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2461d" officeooo:paragraph-rsid="002634b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officeooo:rsid="0019274f" officeooo:paragraph-rsid="002634bd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officeooo:rsid="0019274f" officeooo:paragraph-rsid="002634bd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officeooo:rsid="00254d08" officeooo:paragraph-rsid="002634bd"/>
    </style:style>
    <style:style style:name="P16" style:family="paragraph" style:parent-style-name="Standard">
      <style:text-properties fo:font-size="14pt" officeooo:rsid="00240cd6" officeooo:paragraph-rsid="002634bd" style:font-size-asian="14pt" style:font-size-complex="14pt"/>
    </style:style>
    <style:style style:name="P17" style:family="paragraph" style:parent-style-name="Standard">
      <style:text-properties fo:font-size="14pt" officeooo:rsid="0019274f" officeooo:paragraph-rsid="002634bd" style:font-size-asian="14pt" style:font-size-complex="14pt"/>
    </style:style>
    <style:style style:name="P18" style:family="paragraph" style:parent-style-name="Standard">
      <style:text-properties officeooo:rsid="00254d08" officeooo:paragraph-rsid="002634bd"/>
    </style:style>
    <style:style style:name="P1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40cd6" officeooo:paragraph-rsid="002634bd"/>
    </style:style>
    <style:style style:name="P21" style:family="paragraph" style:parent-style-name="Standard">
      <style:paragraph-properties fo:break-before="page"/>
      <style:text-properties fo:font-size="14pt" fo:font-weight="bold" officeooo:rsid="0019274f" officeooo:paragraph-rsid="002634b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officeooo:rsid="0019274f" officeooo:paragraph-rsid="002634bd" style:font-size-asian="14pt" style:font-size-complex="14pt"/>
    </style:style>
    <style:style style:name="T1" style:family="text">
      <style:text-properties officeooo:rsid="001a32eb"/>
    </style:style>
    <style:style style:name="T2" style:family="text">
      <style:text-properties officeooo:rsid="0022461d"/>
    </style:style>
    <style:style style:name="T3" style:family="text">
      <style:text-properties officeooo:rsid="00240cd6"/>
    </style:style>
    <style:style style:name="T4" style:family="text">
      <style:text-properties officeooo:rsid="00254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Введение</text:p>
      <text:p text:style-name="P17"/>
      <text:p text:style-name="P13">Компания Proanalytics <text:span text:style-name="T1">занимается мониторингом цен на товары в интернет-магазинах, и предоставляет различные отчеты для магазинов конкурентов по собранным данным о товарах с различных сайтов. Для компании важно иметь собственный классификатор товаров, который на данный момент составляется <text:s/>вручную. Это представляет огромные затраты и большой объем рутинной работы. На данный момент существуют технологии, которые позволяют автоматизировать эту работу.</text:span></text:p>
      <text:p text:style-name="P9">Данная дипломная работа решает реальную проблему бизнеса. Цель этой работы — разработать систему, позволяющую гораздо быстрее классифицировать товары с минимальными затратами ресурсов.</text:p>
      <text:p text:style-name="P10">Для достижения этой цели решено применить методы интеллектуального анализа и были поставлены следующие задачи:</text:p>
      <text:p text:style-name="P10">1<text:span text:style-name="T2">) Изучить теоретические основы интеллектуального анализа данных, основные технологии и библиотеки для практического применения методов</text:span></text:p>
      <text:p text:style-name="P11">2) Собрать и проанализировать данные</text:p>
      <text:p text:style-name="P11">3<text:span text:style-name="T3">) Выбрать метрику и способ оценки качества моделей</text:span></text:p>
      <text:p text:style-name="P12">4) Построить и оценить различные модели</text:p>
      <text:p text:style-name="P12">5) Внедрить модель в промышленное применение</text:p>
      <text:p text:style-name="P19"><text:tab/><text:span text:style-name="T4">В ходе разработке будут исследованы различные способы подготовки данных и методы машинного обучения.</text:span></text:p>
      <text:p text:style-name="P19"><text:tab/><text:span text:style-name="T4">Более того, данная работа может оказаться полезной не только для конкретной компании, поскольку в данной работе будет проведено исследование различных методов. Это может дать пользу последующим исследованиям в области обработки естественного языка.</text:span></text:p>
      <text:p text:style-name="P15"/>
      <text:p text:style-name="P20"/>
      <text:p text:style-name="P17"/>
      <text:p text:style-name="P22">Оглавление</text:p>
      <text:p text:style-name="P17">1. Постановка задачи</text:p>
      <text:p text:style-name="P17">2. Сбор данных</text:p>
      <text:p text:style-name="P17">3. Подготовка и анализ данных</text:p>
      <text:p text:style-name="P17">4. Моделирование</text:p>
      <text:p text:style-name="P17">5. Оценка</text:p>
      <text:p text:style-name="P16">6. Внедрение</text:p>
      <text:p text:style-name="P17"><text:span text:style-name="T3">7.</text:span> Дальнейшее развитие</text:p>
      <text:p text:style-name="P17"/>
      <text:p text:style-name="P18"/>
      <text:p text:style-name="P18">1. По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35:08.100000385</meta:creation-date>
    <dc:date>2018-04-25T13:37:41.759790308</dc:date>
    <meta:editing-duration>PT35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200" meta:character-count="1547" meta:non-whitespace-character-count="1363"/>
  </office:meta>
</office:document-meta>
</file>